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1a8" officeooo:paragraph-rsid="000a31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dding-top: 40px;</text:p>
      <text:p text:style-name="P1"><text:s text:c="2"/>padding-bottom: 40px;</text:p>
      <text:p text:style-name="P1"><text:s text:c="2"/>background-color: #FF6347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6:04:04.407000000</meta:creation-date>
    <dc:date>2016-10-12T16:04:18.444000000</dc:date>
    <meta:editing-duration>PT14S</meta:editing-duration>
    <meta:editing-cycles>1</meta:editing-cycles>
    <meta:document-statistic meta:table-count="0" meta:image-count="0" meta:object-count="0" meta:page-count="1" meta:paragraph-count="3" meta:word-count="6" meta:character-count="69" meta:non-whitespace-character-count="62"/>
    <meta:generator>LibreOffice/5.1.4.2$Windows_x86 LibreOffice_project/f99d75f39f1c57ebdd7ffc5f42867c12031db97a</meta:generator>
  </office:meta>
</office:document-meta>
</file>